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7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8" style:family="paragraph" style:parent-style-name="Standard">
      <style:text-properties style:font-name="Calibri Light" fo:font-weight="bold" style:font-weight-asian="bold" style:font-name-complex="Calibri Light1"/>
    </style:style>
    <style:style style:name="P29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2" style:family="paragraph" style:parent-style-name="Standard">
      <style:text-properties style:font-name-complex="Calibri1" style:font-size-complex="12.5pt"/>
    </style:style>
    <style:style style:name="P33" style:family="paragraph" style:parent-style-name="Standard">
      <style:text-properties officeooo:paragraph-rsid="00444220" style:font-name-complex="Calibri1" style:font-size-complex="12.5pt"/>
    </style:style>
    <style:style style:name="P34" style:family="paragraph" style:parent-style-name="Standard">
      <style:text-properties officeooo:paragraph-rsid="004609d3" style:font-name-complex="Calibri1" style:font-size-complex="12.5pt"/>
    </style:style>
    <style:style style:name="P35" style:family="paragraph" style:parent-style-name="Standard">
      <style:text-properties style:font-name-complex="Calibri1"/>
    </style:style>
    <style:style style:name="P36" style:family="paragraph" style:parent-style-name="Standard">
      <style:text-properties officeooo:paragraph-rsid="004609d3" style:font-name-complex="Calibri1"/>
    </style:style>
    <style:style style:name="P37" style:family="paragraph" style:parent-style-name="Standard">
      <style:text-properties fo:font-size="12.5pt" style:font-size-asian="12.5pt" style:font-name-complex="Calibri1" style:font-size-complex="12.5pt"/>
    </style:style>
    <style:style style:name="P38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5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47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4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1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2" style:family="paragraph" style:parent-style-name="Standard">
      <style:paragraph-properties fo:orphans="0" fo:widows="0"/>
      <style:text-properties fo:font-weight="bold" style:font-weight-asian="bold"/>
    </style:style>
    <style:style style:name="P53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55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56" style:family="paragraph" style:parent-style-name="Standard">
      <style:text-properties fo:font-weight="bold" officeooo:paragraph-rsid="00662e0e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8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0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44220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2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4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75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76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77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78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9" style:family="paragraph" style:parent-style-name="Standard">
      <style:text-properties officeooo:paragraph-rsid="002dc123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8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82" style:family="paragraph" style:parent-style-name="Standard">
      <style:text-properties officeooo:paragraph-rsid="0061b6af"/>
    </style:style>
    <style:style style:name="P83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84" style:family="paragraph" style:parent-style-name="Standard">
      <style:text-properties officeooo:paragraph-rsid="00662e0e"/>
    </style:style>
    <style:style style:name="P85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9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90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officeooo:paragraph-rsid="00671a96" style:font-name-complex="Arial1"/>
    </style:style>
    <style:style style:name="P92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93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/>
    </style:style>
    <style:style style:name="T9" style:family="text">
      <style:text-properties fo:color="#0000cc" loext:opacity="100%" fo:font-weight="bold" style:font-weight-asian="bold"/>
    </style:style>
    <style:style style:name="T10" style:family="text">
      <style:text-properties fo:color="#0000cc" loext:opacity="100%" fo:font-weight="bold" style:font-weight-asian="bold" style:font-name-complex="Calibri1" style:font-size-complex="12.5pt"/>
    </style:style>
    <style:style style:name="T11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2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weight="bold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loext:padding="0cm" loext:border="none"/>
    </style:style>
    <style:style style:name="T24" style:family="text">
      <style:text-properties fo:font-size="12.5pt" style:font-size-asian="12.5pt" style:font-size-complex="12.5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name-complex="Calibri1" style:font-size-complex="12.5pt"/>
    </style:style>
    <style:style style:name="T27" style:family="text">
      <style:text-properties fo:font-weight="bold" officeooo:rsid="00722d5f" style:font-weight-asian="bold" style:font-name-complex="Calibri1" style:font-size-complex="12.5pt"/>
    </style:style>
    <style:style style:name="T2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9" style:family="text">
      <style:text-properties officeooo:rsid="00444220"/>
    </style:style>
    <style:style style:name="T30" style:family="text">
      <style:text-properties officeooo:rsid="0020c248"/>
    </style:style>
    <style:style style:name="T31" style:family="text">
      <style:text-properties officeooo:rsid="00492923"/>
    </style:style>
    <style:style style:name="T32" style:family="text">
      <style:text-properties officeooo:rsid="004ac8f4"/>
    </style:style>
    <style:style style:name="T33" style:family="text">
      <style:text-properties officeooo:rsid="004b5f2d"/>
    </style:style>
    <style:style style:name="T34" style:family="text">
      <style:text-properties officeooo:rsid="004ec441"/>
    </style:style>
    <style:style style:name="T35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9" style:family="text">
      <style:text-properties officeooo:rsid="006e4274"/>
    </style:style>
    <style:style style:name="T40" style:family="text">
      <style:text-properties officeooo:rsid="007454d5"/>
    </style:style>
    <style:style style:name="T41" style:family="text">
      <style:text-properties officeooo:rsid="0074584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15283844"/>Bid Pack</text:p>
      <text:p text:style-name="P5">Attachment 1: Statement of Requirements</text:p>
      <text:p text:style-name="P5"/>
      <text:p text:style-name="P5"/>
      <text:p text:style-name="P5"/>
      <text:p text:style-name="P5"/>
      <text:p text:style-name="P5"/>
      <text:p text:style-name="P5"/>
      <text:p text:style-name="P12"><text:bookmark-start text:name="_Hlk95926626"/>«Insert Procurement Title» </text:p>
      <text:p text:style-name="P12"><text:span text:style-name="T23">Unique Procurement Reference:</text:span>«Insert Procurement ID»</text:p>
      <text:p text:style-name="P1"><text:span text:style-name="T16">Event </text:span><text:span text:style-name="T15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a ‘call-off further competition’ in relation to</text:p>
      <text:p text:style-name="P57">«Insert Lot id» «Insert Lot Name»</text:p>
      <text:p text:style-name="P57">«Insert Commercial Agreement name» («Insert Commercial Agreement id»)</text:p>
      <text:p text:style-name="P5"/>
      <text:p text:style-name="P5"/>
      <text:p text:style-name="P5"><text:bookmark-start text:name="_Hlk963228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yer</text:p>
      <text:p text:style-name="P1"><text:span text:style-name="T5">«Insert Name of Buyer»</text:span><text:span text:style-name="T24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9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ublished</text:p>
          </table:table-cell>
          <table:table-cell table:style-name="Table1.A1" office:value-type="string">
            <text:p text:style-name="P6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1">Deadline for asking questions</text:p>
          </table:table-cell>
          <table:table-cell table:style-name="Table1.A1" office:value-type="string">
            <text:p text:style-name="P6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1">Closing date for applications</text:p>
          </table:table-cell>
          <table:table-cell table:style-name="Table1.A1" office:value-type="string">
            <text:p text:style-name="P60">«Insert Time, Date, Month, Year of #4»</text:p>
          </table:table-cell>
        </table:table-row>
      </table:table>
      <text:p text:style-name="Standard"/>
      <text:h text:style-name="P83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44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GLOSSARY.1">
          <table:table-cell table:style-name="GLOSSARY.A1" office:value-type="string">
            <text:p text:style-name="P68">«Insert Glossary Term Title #1 of n (max 20)»</text:p>
            <text:p text:style-name="P19"/>
          </table:table-cell>
          <table:table-cell table:style-name="GLOSSARY.A1" office:value-type="string">
            <text:p text:style-name="P77">«Insert Glossary Term Description #1 of n (max 20)»</text:p>
          </table:table-cell>
        </table:table-row>
      </table:table>
      <text:p text:style-name="P82"/>
      <text:p text:style-name="P82"/>
      <text:p text:style-name="P28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Off-payroll (IR35) determination</text:p>
          </table:table-cell>
          <table:table-cell table:style-name="Table2.A1" office:value-type="string">
            <text:p text:style-name="P60">«IR35_Question»</text:p>
          </table:table-cell>
        </table:table-row>
        <table:table-row table:style-name="Table2.1">
          <table:table-cell table:style-name="Table2.A1" office:value-type="string">
            <text:p text:style-name="P21">Summary of the work</text:p>
          </table:table-cell>
          <table:table-cell table:style-name="Table2.A1" office:value-type="string">
            <text:p text:style-name="P60">«Insert_work_summary»</text:p>
          </table:table-cell>
        </table:table-row>
        <table:table-row table:style-name="Table2.1">
          <table:table-cell table:style-name="Table2.A1" office:value-type="string">
            <text:p text:style-name="P21">Latest start date</text:p>
          </table:table-cell>
          <table:table-cell table:style-name="Table2.A1" office:value-type="string">
            <text:p text:style-name="P60">«Project_Start_Date»</text:p>
          </table:table-cell>
        </table:table-row>
        <table:table-row table:style-name="Table2.1">
          <table:table-cell table:style-name="Table2.A1" office:value-type="string">
            <text:p text:style-name="P21">Expected contract length</text:p>
          </table:table-cell>
          <table:table-cell table:style-name="Table2.A1" office:value-type="string">
            <text:p text:style-name="P60">«Project_Duration»</text:p>
            <text:p text:style-name="P60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1">Location</text:p>
          </table:table-cell>
          <table:table-cell table:style-name="Table2.A1" office:value-type="string">
            <text:list xml:id="list2603489213" text:style-name="List_20_1">
              <text:list-item>
                <text:p text:style-name="P88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Organisation the work is for</text:p>
          </table:table-cell>
          <table:table-cell table:style-name="Table2.A1" office:value-type="string">
            <text:p text:style-name="P60">«Insert Name of Buyer»</text:p>
          </table:table-cell>
        </table:table-row>
        <table:table-row table:style-name="Table2.1">
          <table:table-cell table:style-name="Table2.A1" office:value-type="string">
            <text:p text:style-name="P26"><text:span text:style-name="T38">Minimum </text:span><text:span text:style-name="T37">Budget <text:s/></text:span><text:span text:style-name="T36">£</text:span></text:p>
          </table:table-cell>
          <table:table-cell table:style-name="Table2.A1" office:value-type="string">
            <text:p text:style-name="P80"><text:span text:style-name="T12">«Project_Budget_Min_</text:span><text:span text:style-name="T13">C</text:span><text:span text:style-name="T12">onditional»</text:span></text:p>
          </table:table-cell>
        </table:table-row>
        <table:table-row table:style-name="Table2.1">
          <table:table-cell table:style-name="Table2.A8" office:value-type="string">
            <text:p text:style-name="P27"><text:span text:style-name="T38">Maximum </text:span><text:span text:style-name="T37">Budget <text:s/></text:span><text:span text:style-name="T35">£</text:span></text:p>
          </table:table-cell>
          <table:table-cell table:style-name="Table2.A8" office:value-type="string">
            <text:p text:style-name="P63">«Project_Budget_Max»</text:p>
          </table:table-cell>
        </table:table-row>
      </table:table>
      <text:p text:style-name="Standard"/>
      <text:p text:style-name="P28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Why the work is being done</text:p>
          </table:table-cell>
          <table:table-cell table:style-name="Table3.A1" office:value-type="string">
            <text:p text:style-name="P60">«Insert_Why_Work_Being_Done»</text:p>
          </table:table-cell>
        </table:table-row>
        <table:table-row table:style-name="Table3.1">
          <table:table-cell table:style-name="Table3.A1" office:value-type="string">
            <text:p text:style-name="P42">Problem to be solved</text:p>
          </table:table-cell>
          <table:table-cell table:style-name="Table3.A1" office:value-type="string">
            <text:p text:style-name="P60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2">Early market engagement</text:p>
          </table:table-cell>
          <table:table-cell table:style-name="Table3.A1" office:value-type="string">
            <text:p text:style-name="P60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2">Any work that’s already been done</text:p>
          </table:table-cell>
          <table:table-cell table:style-name="Table3.A1" office:value-type="string">
            <text:p text:style-name="P60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2">Existing team</text:p>
          </table:table-cell>
          <table:table-cell table:style-name="Table3.A1" office:value-type="string">
            <text:p text:style-name="P60">«Existing_Team_Details»</text:p>
          </table:table-cell>
        </table:table-row>
        <table:table-row table:style-name="Table3.1">
          <table:table-cell table:style-name="Table3.A1" office:value-type="string">
            <text:p text:style-name="P42">Current phase</text:p>
          </table:table-cell>
          <table:table-cell table:style-name="Table3.A1" office:value-type="string">
            <text:p text:style-name="P60">«Project_Phase_Currently_In»</text:p>
          </table:table-cell>
        </table:table-row>
      </table:table>
      <text:p text:style-name="Standard"/>
      <text:p text:style-name="P43">Who the users are and what they need to do</text:p>
      <text:p text:style-name="P43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3">Key User</text:p>
          </table:table-cell>
          <table:table-cell table:style-name="KEY_5f_USERS.A1" office:value-type="string">
            <text:p text:style-name="P23">Key User Definition</text:p>
          </table:table-cell>
        </table:table-row>
        <table:table-row table:style-name="KEY_5f_USERS.1">
          <table:table-cell table:style-name="KEY_5f_USERS.A1" office:value-type="string">
            <text:p text:style-name="P67">«Key_User_#n»</text:p>
            <text:p text:style-name="P18"/>
          </table:table-cell>
          <table:table-cell table:style-name="KEY_5f_USERS.A1" office:value-type="string">
            <text:p text:style-name="P61">«Key_User_#n_Definition»</text:p>
          </table:table-cell>
        </table:table-row>
      </table:table>
      <text:p text:style-name="P79"/>
      <text:p text:style-name="P28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Address where the work will take place</text:p>
          </table:table-cell>
          <table:table-cell table:style-name="Table4.A1" office:value-type="string">
            <text:p text:style-name="P64">«Where_Work_Done»</text:p>
          </table:table-cell>
        </table:table-row>
        <table:table-row table:style-name="Table4.2">
          <table:table-cell table:style-name="Table4.A1" office:value-type="string">
            <text:p text:style-name="P42">Working arrangements</text:p>
          </table:table-cell>
          <table:table-cell table:style-name="Table4.A1" office:value-type="string">
            <text:p text:style-name="P60">«Working_Arrangements»</text:p>
          </table:table-cell>
        </table:table-row>
        <table:table-row table:style-name="Table4.3">
          <table:table-cell table:style-name="Table4.A1" office:value-type="string">
            <text:p text:style-name="P42">Security clearance</text:p>
          </table:table-cell>
          <table:table-cell table:style-name="Table4.A1" office:value-type="string">
            <text:p text:style-name="P73">«Security_level_selection»</text:p>
            <text:p text:style-name="P73">«Security_level_user_input»</text:p>
          </table:table-cell>
        </table:table-row>
      </table:table>
      <text:p text:style-name="Standard"/>
      <text:p text:style-name="P28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<text:span text:style-name="T41">s</text:span> or <text:span text:style-name="T41">c</text:span>ondition<text:span text:style-name="T41">s</text:span></text:p>
          </table:table-cell>
          <table:table-cell table:style-name="TERMS.A1" office:value-type="string">
            <text:p text:style-name="P22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0">«Insert_Special_Term Title #1 of n (max 20)_Condtional»</text:p>
            <text:p text:style-name="P17"/>
          </table:table-cell>
          <table:table-cell table:style-name="TERMS.A1" office:value-type="string">
            <text:p text:style-name="P60">«Insert Special_Term Description #1 of n (max 20)_Conditional»</text:p>
          </table:table-cell>
        </table:table-row>
      </table:table>
      <text:p text:style-name="Standard"/>
      <text:p text:style-name="P28">Additional documents</text:p>
      <text:p text:style-name="P28"/>
      <text:p text:style-name="P62">«Upload_document_filename_#n»</text:p>
      <text:p text:style-name="P81"/>
      <text:p text:style-name="P45">How many suppliers <text:span text:style-name="T40">to shortlist</text:span></text:p>
      <text:p text:style-name="P45"/>
      <text:p text:style-name="P58">«Insert Number of suppliers»</text:p>
      <text:p text:style-name="P58"/>
      <text:p text:style-name="P31">How suppliers will be evaluated</text:p>
      <text:p text:style-name="P36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92">Evaluation weighting</text:p>
      <text:p text:style-name="P48"/>
      <text:p text:style-name="P48">Technical competence</text:p>
      <text:list xml:id="list1007163313" text:style-name="WWNum2">
        <text:list-item>
          <text:p text:style-name="P85"><text:span text:style-name="T10">«insert_Technical_Comp_Weight» % - </text:span><text:span text:style-name="T17">Technical </text:span><text:span text:style-name="T22">c</text:span><text:span text:style-name="T21">ompetence</text:span></text:p>
          <text:list>
            <text:list-item>
              <text:p text:style-name="P85"><text:span text:style-name="T10">«insert_Technical_Comp_Ess_Skill_Weight_overall_#» % - </text:span><text:span text:style-name="T26">Essential </text:span><text:span text:style-name="T27">skills and experience</text:span></text:p>
            </text:list-item>
            <text:list-item>
              <text:p text:style-name="P85"><text:span text:style-name="T10">«insert_Technical_Comp_Nice_Skill_Weight_overall_#» % - </text:span><text:span text:style-name="T17">Nice to have skills </text:span><text:span text:style-name="T21">and experience</text:span></text:p>
            </text:list-item>
            <text:list-item>
              <text:p text:style-name="P85"><text:span text:style-name="T10">«insert_Technical_Comp_Tech_Q_Weight_overall_#» % - </text:span><text:span text:style-name="T17">Quality </text:span></text:p>
            </text:list-item>
          </text:list>
        </text:list-item>
      </text:list>
      <text:p text:style-name="P8"><text:soft-page-break/><text:span text:style-name="T31">Cultural </text:span><text:span text:style-name="T34">f</text:span><text:span text:style-name="T31">it</text:span></text:p>
      <text:list xml:id="list111243480980205" text:continue-numbering="true" text:style-name="WWNum2">
        <text:list-item>
          <text:p text:style-name="P86"><text:span text:style-name="T10">«insert_</text:span><text:span text:style-name="T11">Cultural</text:span><text:span text:style-name="T10">_</text:span><text:span text:style-name="T11">fit</text:span><text:span text:style-name="T10">_ Weight Conditional» % - </text:span><text:span text:style-name="T18">Cultural</text:span><text:span text:style-name="T17"> </text:span><text:span text:style-name="T20">f</text:span><text:span text:style-name="T18">it</text:span></text:p>
        </text:list-item>
      </text:list>
      <text:p text:style-name="P7">Social <text:span text:style-name="T34">v</text:span>alue</text:p>
      <text:list xml:id="list111245200844893" text:continue-numbering="true" text:style-name="WWNum2">
        <text:list-item>
          <text:p text:style-name="P85"><text:span text:style-name="T10">«insert_Social_Value_ Weight Conditional» % - </text:span><text:span text:style-name="T17">Social </text:span><text:span text:style-name="T20">v</text:span><text:span text:style-name="T17">alue</text:span></text:p>
        </text:list-item>
      </text:list>
      <text:p text:style-name="P7">Price</text:p>
      <text:list xml:id="list111244636943681" text:continue-numbering="true" text:style-name="WWNum2">
        <text:list-item>
          <text:p text:style-name="P87"><text:span text:style-name="T9">«insert_Price_ Weight» % - </text:span><text:span text:style-name="T25">Price</text:span></text:p>
        </text:list-item>
      </text:list>
      <text:p text:style-name="P59"/>
      <text:p text:style-name="P46">Technical <text:span text:style-name="T34">c</text:span>riteria</text:p>
      <text:p text:style-name="P33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0">#</text:p>
          </table:table-cell>
          <table:table-cell table:style-name="TECHNICAL_5f_COMP.A1" office:value-type="string">
            <text:p text:style-name="P53">Question</text:p>
          </table:table-cell>
          <table:table-cell table:style-name="TECHNICAL_5f_COMP.A1" office:value-type="string">
            <text:p text:style-name="P55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66">«insert_Technical_Comp_Tech_Q_Descrip»</text:p>
          </table:table-cell>
          <table:table-cell table:style-name="TECHNICAL_5f_COMP.A1" office:value-type="string">
            <text:p text:style-name="P75">«insert_Technical_Comp_Tech_Q_Weight#»</text:p>
          </table:table-cell>
        </table:table-row>
      </table:table>
      <text:p text:style-name="P33"/>
      <text:p text:style-name="P46">Social <text:span text:style-name="T34">v</text:span>alue<text:span text:style-name="T33">s</text:span> <text:span text:style-name="T34">c</text:span>riteria</text:p>
      <text:p text:style-name="P33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0">#</text:p>
          </table:table-cell>
          <table:table-cell table:style-name="SOCIAL_5f_VALUES.A1" office:value-type="string">
            <text:p text:style-name="P53">Question</text:p>
          </table:table-cell>
          <table:table-cell table:style-name="SOCIAL_5f_VALUES.A1" office:value-type="string">
            <text:p text:style-name="P55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71">«insert_SocVal_Question_#_conditional»</text:p>
          </table:table-cell>
          <table:table-cell table:style-name="SOCIAL_5f_VALUES.A1" office:value-type="string">
            <text:p text:style-name="P75">«insert_SocVal_Question_Weight_#_conditional»</text:p>
          </table:table-cell>
        </table:table-row>
      </table:table>
      <text:p text:style-name="P33"/>
      <text:p text:style-name="P47"><text:span text:style-name="T30">Cultural </text:span><text:span text:style-name="T34">f</text:span><text:span text:style-name="T30">it</text:span> <text:span text:style-name="T34">c</text:span>riteria</text:p>
      <text:p text:style-name="P34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1">#</text:p>
          </table:table-cell>
          <table:table-cell table:style-name="CULTURAL_5f_FIT.A1" office:value-type="string">
            <text:p text:style-name="P54">Question</text:p>
          </table:table-cell>
          <table:table-cell table:style-name="CULTURAL_5f_FIT.A1" office:value-type="string">
            <text:p text:style-name="P55">Weighting %</text:p>
          </table:table-cell>
        </table:table-row>
        <table:table-row table:style-name="CULTURAL_5f_FIT.1">
          <table:table-cell table:style-name="CULTURAL_5f_FIT.A1" office:value-type="string">
            <text:p text:style-name="P4">1</text:p>
          </table:table-cell>
          <table:table-cell table:style-name="CULTURAL_5f_FIT.A1" office:value-type="string">
            <text:p text:style-name="P72">«insert_<text:span text:style-name="T30">Cultfit</text:span>_Question_#_conditional»</text:p>
          </table:table-cell>
          <table:table-cell table:style-name="CULTURAL_5f_FIT.A1" office:value-type="string">
            <text:p text:style-name="P76">«insert_<text:span text:style-name="T30">Cultfit</text:span>_Question_Weight_#_conditional»</text:p>
          </table:table-cell>
        </table:table-row>
      </table:table>
      <text:p text:style-name="P34"/>
      <text:p text:style-name="P56">Pricing <text:span text:style-name="T39">m</text:span>odel</text:p>
      <text:list text:style-name="L1">
        <text:list-item>
          <text:p text:style-name="P93"><text:span text:style-name="T12">«</text:span><text:span text:style-name="T14">Pricing_Model</text:span><text:span text:style-name="T12">»</text:span></text:p>
        </text:list-item>
      </text:list>
      <text:p text:style-name="P28">Skills and experience</text:p>
      <text:p text:style-name="P28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37">Essential skills and experience</text:p>
      <text:p text:style-name="P32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9">#</text:p>
          </table:table-cell>
          <table:table-cell table:style-name="TECHNICAL_5f_SKILL.A1" office:value-type="string">
            <text:p text:style-name="P52">Question</text:p>
          </table:table-cell>
          <table:table-cell table:style-name="TECHNICAL_5f_SKILL.A1" office:value-type="string">
            <text:p text:style-name="P55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74">«insert_Technical_Comp_Ess_Skill_Descrip»</text:p>
            <text:p text:style-name="P16"/>
          </table:table-cell>
          <table:table-cell table:style-name="TECHNICAL_5f_SKILL.A1" office:value-type="string">
            <text:p text:style-name="P74">«insert_Technical_Comp_Ess_Skill_Weight#»</text:p>
          </table:table-cell>
        </table:table-row>
      </table:table>
      <text:p text:style-name="Standard"/>
      <text:p text:style-name="P37">Nice-to-have skills and experience</text:p>
      <text:p text:style-name="P32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9">#</text:p>
          </table:table-cell>
          <table:table-cell table:style-name="NICE_5f_TO_5f_HAVE_5f_SKILL.A1" office:value-type="string">
            <text:p text:style-name="P52">Question</text:p>
          </table:table-cell>
          <table:table-cell table:style-name="NICE_5f_TO_5f_HAVE_5f_SKILL.A1" office:value-type="string">
            <text:p text:style-name="P55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10">«insert_Technical_Comp_</text:span><text:span text:style-name="T7">Nice_Skill_Descrip_conditional</text:span><text:span text:style-name="T10">»</text:span></text:p>
            <text:p text:style-name="P16"><text:soft-page-break/></text:p>
          </table:table-cell>
          <table:table-cell table:style-name="NICE_5f_TO_5f_HAVE_5f_SKILL.A1" office:value-type="string">
            <text:p text:style-name="P16"><text:span text:style-name="T10">«insert_Technical_Comp_</text:span><text:span text:style-name="T7">Nice_Skill_Weight#»</text:span></text:p>
          </table:table-cell>
        </table:table-row>
      </table:table>
      <text:p text:style-name="P32"/>
      <text:p text:style-name="P41">Additional assessment methods</text:p>
      <text:list xml:id="list111245301432950" text:continue-list="list2603489213" text:style-name="List_20_1">
        <text:list-item>
          <text:p text:style-name="P89"><text:bookmark-start text:name="__DdeLink__24139_1517376212"/>«insert_Assess_model_selection conditional»<text:bookmark-end text:name="__DdeLink__24139_1517376212"/></text:p>
        </text:list-item>
      </text:list>
      <text:p text:style-name="P65"/>
      <text:p text:style-name="P84"><text:s/><text:span text:style-name="T2">Question and answer session</text:span></text:p>
      <text:p text:style-name="P91"><text:span text:style-name="T8"><text:s text:c="3"/>«insert_QandA_descrip conditional»</text:span></text:p>
      <text:p text:style-name="Standard"/>
      <text:p text:style-name="P30">How suppliers will be scored</text:p>
      <text:p text:style-name="P70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5">Level</text:p>
          </table:table-cell>
          <table:table-cell table:style-name="SCORE.A1" office:value-type="string">
            <text:p text:style-name="P25">Score</text:p>
          </table:table-cell>
          <table:table-cell table:style-name="SCORE.A1" office:value-type="string">
            <text:p text:style-name="P25">Description</text:p>
          </table:table-cell>
        </table:table-row>
        <table:table-row table:style-name="SCORE.1">
          <table:table-cell table:style-name="SCORE.A1" office:value-type="string">
            <text:p text:style-name="P69">«Insert_Score_Model_Descr_Marks»</text:p>
          </table:table-cell>
          <table:table-cell table:style-name="SCORE.A1" office:value-type="string">
            <text:p text:style-name="P69">«Insert_Score_Model_Descr_Score»</text:p>
          </table:table-cell>
          <table:table-cell table:style-name="SCORE.A1" office:value-type="string">
            <text:p text:style-name="P69">«Insert_Score_Model_Descr_Description»</text:p>
          </table:table-cell>
        </table:table-row>
      </table:table>
      <text:p text:style-name="P35"/>
      <text:h text:style-name="Heading_20_1" text:outline-level="1"><text:bookmark-start text:name="_Hlk115283791"/><text:span text:style-name="T28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90">Activity</text:p>
          </table:table-cell>
          <table:table-cell table:style-name="Table14.B1" office:value-type="string">
            <text:p text:style-name="P39">Time / Date</text:p>
          </table:table-cell>
        </table:table-row>
        <table:table-row table:style-name="Table14.1">
          <table:table-cell table:style-name="Table14.A1" office:value-type="string">
            <text:p text:style-name="P38">Published</text:p>
          </table:table-cell>
          <table:table-cell table:style-name="Table14.B1" office:value-type="string">
            <text:p text:style-name="P78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8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8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8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8">Evaluation of shortlisting responses</text:p>
          </table:table-cell>
          <table:table-cell table:style-name="Table14.B1" office:value-type="string">
            <text:p text:style-name="P78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8">Publication of further assessment documents</text:p>
          </table:table-cell>
          <table:table-cell table:style-name="Table14.B1" office:value-type="string">
            <text:p text:style-name="P78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8">Closing date for written proposals</text:p>
          </table:table-cell>
          <table:table-cell table:style-name="Table14.B1" office:value-type="string">
            <text:p text:style-name="P78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8">Supplier presentations (if applicable)</text:p>
          </table:table-cell>
          <table:table-cell table:style-name="Table14.B1" office:value-type="string">
            <text:p text:style-name="P78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8">Evaluation of further assessment responses</text:p>
          </table:table-cell>
          <table:table-cell table:style-name="Table14.B1" office:value-type="string">
            <text:p text:style-name="P78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8">Standstill period (if applicable)</text:p>
          </table:table-cell>
          <table:table-cell table:style-name="Table14.B11" office:value-type="string">
            <text:p text:style-name="P78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8">Contract award</text:p>
          </table:table-cell>
          <table:table-cell table:style-name="Table14.B11" office:value-type="string">
            <text:p text:style-name="P78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8">Contract signature</text:p>
          </table:table-cell>
          <table:table-cell table:style-name="Table14.B11" office:value-type="string">
            <text:p text:style-name="P78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8">Contract start</text:p>
          </table:table-cell>
          <table:table-cell table:style-name="Table14.B11" office:value-type="string">
            <text:p text:style-name="P78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66</meta:editing-cycles>
    <meta:creation-date>2022-10-11T10:21:00</meta:creation-date>
    <dc:date>2022-11-03T11:12:43.195947424</dc:date>
    <meta:editing-duration>P1DT5M57S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71" meta:word-count="663" meta:character-count="5268" meta:non-whitespace-character-count="4772"/>
    <meta:user-defined meta:name="AppVersion">16.0000</meta:user-defined>
    <meta:template xlink:type="simple" xlink:actuate="onRequest" xlink:title="Normal" xlink:href=""/>
  </office:meta>
</office:document-meta>
</file>